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84dc9" officeooo:paragraph-rsid="00084dc9"/>
    </style:style>
    <style:style style:name="P2" style:family="paragraph" style:parent-style-name="Standard">
      <style:paragraph-properties fo:text-align="center" style:justify-single-word="false"/>
      <style:text-properties officeooo:rsid="00084dc9" officeooo:paragraph-rsid="00084d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t pc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9:55:56.997938651</meta:creation-date>
    <dc:date>2022-11-25T09:56:42.707602248</dc:date>
    <meta:editing-duration>PT46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7.3.7.2$Linux_X86_64 LibreOffice_project/30$Build-2</meta:generator>
  </office:meta>
</office:document-meta>
</file>